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fill-color="#ffffff" draw:auto-grow-height="true" draw:auto-grow-width="false" fo:max-height="0cm" fo:min-height="6.065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fill-color="#ffffff" draw:auto-grow-height="true" draw:auto-grow-width="false" fo:max-height="0cm" fo:min-height="2.96cm" fo:padding-top="0.15cm" fo:padding-bottom="0.15cm" fo:padding-left="0.275cm" fo:padding-right="0.27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34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6.321cm" fo:min-width="6.357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auto-grow-height="true" draw:auto-grow-width="false" fo:max-height="0cm" fo:min-height="1.46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fill-color="#ffffff" draw:auto-grow-height="true" draw:auto-grow-width="false" fo:max-height="0cm" fo:min-height="1.46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fill-color="#ffffff" draw:auto-grow-height="true" draw:auto-grow-width="false" fo:max-height="0cm" fo:min-height="1.33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fill-color="#ffffff" draw:auto-grow-height="true" draw:auto-grow-width="false" fo:max-height="0cm" fo:min-height="0.721cm" fo:padding-top="0.15cm" fo:padding-bottom="0.15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753cm" fo:min-width="1.767cm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5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.8000001907349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15.3999996185303pt"/>
    </style:style>
    <style:style style:name="T2" style:family="text">
      <style:text-properties style:text-position="-33% 58%" fo:font-size="15.3999996185303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137cm" svg:height="6.365cm" svg:x="16.904cm" svg:y="2.829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Multiple criteria decision making</text:span></text:p>
          </draw:text-box>
        </draw:frame>
        <draw:frame draw:style-name="gr2" draw:text-style-name="P2" draw:layer="layout" svg:width="6.765cm" svg:height="3.26cm" svg:x="16.037cm" svg:y="10.806cm">
          <draw:text-box>
            <text:p text:style-name="P1"><text:span text:style-name="T1"/></text:p>
            <text:p text:style-name="P1"><text:span text:style-name="T1">Genetic algorithm to determine weights of criteria (w</text:span><text:span text:style-name="T2">1</text:span><text:span text:style-name="T1">, …, w</text:span><text:span text:style-name="T2">n</text:span><text:span text:style-name="T1">)</text:span></text:p>
          </draw:text-box>
        </draw:frame>
        <draw:custom-shape draw:style-name="gr3" draw:text-style-name="P3" draw:layer="layout" svg:width="0.489cm" svg:height="1.58cm" svg:x="19.217cm" svg:y="9.22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6.857cm" svg:height="6.571cm" svg:x="7.996cm" svg:y="2.8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" draw:text-style-name="P2" draw:layer="layout" svg:width="5.654cm" svg:height="1.762cm" svg:x="8.709cm" svg:y="3.262cm">
          <draw:text-box>
            <text:p text:style-name="P1"><text:span text:style-name="T1">Criteria c</text:span><text:span text:style-name="T2">1</text:span><text:span text:style-name="T1"> fuzzy based control</text:span></text:p>
          </draw:text-box>
        </draw:frame>
        <draw:frame draw:style-name="gr6" draw:text-style-name="P2" draw:layer="layout" svg:width="5.654cm" svg:height="1.76cm" svg:x="8.709cm" svg:y="7.279cm">
          <draw:text-box>
            <text:p text:style-name="P1"><text:span text:style-name="T1">Criteria c</text:span><text:span text:style-name="T2">1</text:span><text:span text:style-name="T1"> fuzzy based control</text:span></text:p>
          </draw:text-box>
        </draw:frame>
        <draw:line draw:style-name="gr7" draw:text-style-name="P3" draw:layer="layout" svg:x1="14.362cm" svg:y1="3.917cm" svg:x2="16.903cm" svg:y2="3.917cm">
          <text:p/>
        </draw:line>
        <draw:line draw:style-name="gr7" draw:text-style-name="P3" draw:layer="layout" svg:x1="14.362cm" svg:y1="8.153cm" svg:x2="16.903cm" svg:y2="8.153cm">
          <text:p/>
        </draw:line>
        <draw:custom-shape draw:style-name="gr8" draw:text-style-name="P5" draw:layer="layout" svg:width="0.244cm" svg:height="0.217cm" svg:x="11.425cm" svg:y="5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4cm" svg:height="0.217cm" svg:x="11.425cm" svg:y="6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4cm" svg:height="0.217cm" svg:x="11.425cm" svg:y="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5.654cm" svg:height="1.63cm" svg:x="0.031cm" svg:y="4.809cm">
          <draw:text-box>
            <text:p text:style-name="P1"><text:span text:style-name="T1">Application requirements</text:span></text:p>
          </draw:text-box>
        </draw:frame>
        <draw:frame draw:style-name="gr10" draw:text-style-name="P2" draw:layer="layout" svg:width="5.654cm" svg:height="1.021cm" svg:x="0.031cm" svg:y="6.622cm">
          <draw:text-box>
            <text:p text:style-name="P1"><text:span text:style-name="T1">QoS requirements</text:span></text:p>
          </draw:text-box>
        </draw:frame>
        <draw:frame draw:style-name="gr10" draw:text-style-name="P2" draw:layer="layout" svg:width="5.654cm" svg:height="1.021cm" svg:x="0.031cm" svg:y="7.837cm">
          <draw:text-box>
            <text:p text:style-name="P1"><text:span text:style-name="T1">Device conditions</text:span></text:p>
          </draw:text-box>
        </draw:frame>
        <draw:frame draw:style-name="gr9" draw:text-style-name="P2" draw:layer="layout" svg:width="5.654cm" svg:height="1.63cm" svg:x="0.031cm" svg:y="3.009cm">
          <draw:text-box>
            <text:p text:style-name="P1"><text:span text:style-name="T1">Network server requirements</text:span></text:p>
          </draw:text-box>
        </draw:frame>
        <draw:line draw:style-name="gr7" draw:text-style-name="P3" draw:layer="layout" svg:x1="5.685cm" svg:y1="3.7cm" svg:x2="7.995cm" svg:y2="3.7cm">
          <text:p/>
        </draw:line>
        <draw:line draw:style-name="gr7" draw:text-style-name="P3" draw:layer="layout" svg:x1="5.685cm" svg:y1="5.5cm" svg:x2="7.995cm" svg:y2="5.5cm">
          <text:p/>
        </draw:line>
        <draw:line draw:style-name="gr7" draw:text-style-name="P3" draw:layer="layout" svg:x1="5.685cm" svg:y1="7.157cm" svg:x2="7.995cm" svg:y2="7.157cm">
          <text:p/>
        </draw:line>
        <draw:line draw:style-name="gr7" draw:text-style-name="P3" draw:layer="layout" svg:x1="5.685cm" svg:y1="8.27cm" svg:x2="7.995cm" svg:y2="8.27cm">
          <text:p/>
        </draw:line>
        <draw:line draw:style-name="gr11" draw:text-style-name="P3" draw:layer="layout" svg:x1="22.031cm" svg:y1="5.877cm" svg:x2="23.585cm" svg:y2="5.877cm">
          <text:p/>
        </draw:line>
        <draw:custom-shape draw:style-name="gr12" draw:text-style-name="P7" draw:layer="layout" svg:width="3.205cm" svg:height="2.831cm" svg:x="23.681cm" svg:y="4.437cm">
          <text:p text:style-name="P6"><text:span text:style-name="T3">Assign App </text:span></text:p>
          <text:p text:style-name="P6"><text:span text:style-name="T3">to </text:span></text:p>
          <text:p text:style-name="P6"><text:span text:style-name="T3">the set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9cm" fo:margin-bottom="0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4cm" fo:margin-bottom="0cm" fo:text-indent="0cm"/>
      <style:text-properties fo:font-size="2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8cm" fo:margin-bottom="0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8cm" svg:height="3.005cm" svg:x="1.348cm" svg:y="0.715cm" presentation:class="title" presentation:placeholder="true">
        <draw:text-box/>
      </draw:frame>
      <draw:frame presentation:style-name="Default-outline1" draw:layer="backgroundobjects" svg:width="24.298cm" svg:height="10.439cm" svg:x="1.348cm" svg:y="4.21cm" presentation:class="outline" presentation:placeholder="true">
        <draw:text-box/>
      </draw:frame>
      <draw:frame presentation:style-name="Mpr1" draw:text-style-name="MP2" draw:layer="backgroundobjects" svg:width="6.29cm" svg:height="1.241cm" svg:x="1.348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7cm" svg:height="1.241cm" svg:x="9.232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7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0:14:53.588005941</meta:creation-date>
    <dc:date>2019-08-14T10:48:46.502226474</dc:date>
    <meta:editing-duration>PT25M49S</meta:editing-duration>
    <meta:editing-cycles>10</meta:editing-cycles>
    <meta:generator>LibreOffice/5.2.7.2$Linux_X86_64 LibreOffice_project/20m0$Build-2</meta:generator>
    <meta:document-statistic meta:object-count="44"/>
  </office:meta>
</office:document-meta>
</file>